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'Arial Unicode MS', geneva, 'Lucida Grande', sans-serif"/>
    <style:font-face style:name="tahoma" svg:font-family="tahoma, verdana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n" fo:country="GB" style:text-underline-style="none" fo:font-weight="normal" style:font-weight-asian="normal" style:font-weight-complex="normal"/>
    </style:style>
    <style:style style:name="P5" style:family="paragraph" style:parent-style-name="Heading_20_2">
      <style:text-properties fo:font-variant="normal" fo:text-transform="none" fo:color="#000000" style:font-name="arial" fo:font-size="12pt" fo:letter-spacing="normal" fo:language="en" fo:country="GB" fo:font-style="normal" fo:font-weight="bold"/>
    </style:style>
    <style:style style:name="P6" style:family="paragraph" style:parent-style-name="Heading_20_1">
      <style:text-properties fo:font-variant="normal" fo:text-transform="none" fo:color="#003399" style:font-name="arial" fo:font-size="15pt" fo:letter-spacing="normal" fo:language="en" fo:country="GB" fo:font-style="normal" fo:font-weight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0" style:family="paragraph" style:parent-style-name="Preformatted_20_Text">
      <style:text-properties style:font-name="tahoma"/>
    </style:style>
    <style:style style:name="P11" style:family="paragraph" style:parent-style-name="Preformatted_20_Text">
      <style:paragraph-properties fo:margin-top="0cm" fo:margin-bottom="0.499cm"/>
      <style:text-properties style:font-name="tahoma"/>
    </style:style>
    <style:style style:name="P12" style:family="paragraph" style:parent-style-name="Heading_20_3">
      <style:paragraph-properties fo:padding="0cm" fo:border="none"/>
    </style:style>
    <style:style style:name="P13" style:family="paragraph" style:parent-style-name="Standard">
      <style:text-properties fo:language="en" fo:country="GB"/>
    </style:style>
    <style:style style:name="P14" style:family="paragraph" style:parent-style-name="Standard" style:list-style-name="L1">
      <style:text-properties fo:language="en" fo:country="GB"/>
    </style:style>
    <style:style style:name="T1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2" style:family="text">
      <style:text-properties fo:color="#008080"/>
    </style:style>
    <style:style style:name="T3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008080" style:font-name="Consolas" fo:font-size="10pt" fo:language="en" fo:country="GB" style:font-name-asian="Consolas" style:font-size-asian="10pt" style:font-name-complex="Consolas" style:font-size-complex="10pt"/>
    </style:style>
    <style:style style:name="T5" style:family="text">
      <style:text-properties fo:color="#3f7f7f"/>
    </style:style>
    <style:style style:name="T6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7" style:family="text">
      <style:text-properties fo:color="#000000"/>
    </style:style>
    <style:style style:name="T8" style:family="text">
      <style:text-properties fo:color="#000000" style:text-underline-style="solid" style:text-underline-width="auto" style:text-underline-color="font-color"/>
    </style:style>
    <style:style style:name="T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" style:family="text">
      <style:text-properties style:font-name="tahom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hool Web Application</text:p>
      <text:p text:style-name="P2">15.08.2016</text:p>
      <text:p text:style-name="P2"/>
      <text:p text:style-name="P4">problem : -</text:p>
      <text:p text:style-name="P4">org.eclipse.wst.common.componentcore.internal.impl.ReferencedComponentXMIResourceImpl cannot be cast to org.eclipse.jpt.common.core.resource.xml.JptXmlResource</text:p>
      <text:p text:style-name="P4"/>
      <text:p text:style-name="P4">I could handle the problem by disable the active Java EE configurator 'JPA Configurator' under: Preferences -&gt; Maven -&gt; Java EE Integration -&gt; Select active Java EE configurators -&gt; disable <text:span text:style-name="Emphasis">'JPA Configurator'</text:span> </text:p>
      <text:p text:style-name="P4"/>
      <text:p text:style-name="P4"/>
      <text:p text:style-name="P4">this is the right configuration :-</text:p>
      <text:p text:style-name="P4"><text:s/>&lt;subsystem xmlns="urn:jboss:domain:datasources:4.0"&gt;<text:line-break/> <text:s text:c="4"/>&lt;datasources&gt;<text:line-break/> <text:s text:c="15"/>&lt;datasource jndi-name="java:jboss/datasources/ExampleDS" pool-name="ExampleDS" <text:tab/><text:tab/>enabled="true" use-java-context="true"&gt;<text:line-break/> <text:s text:c="18"/>&lt;connection-url&gt;jdbc:h2:mem:test;DB_CLOSE_DELAY=-1;DB_CLOSE_ON_EXIT=FALSE&lt;/connection-url&gt;<text:line-break/> <text:s text:c="19"/>&lt;driver&gt;h2&lt;/driver&gt;<text:line-break/> <text:s text:c="19"/>&lt;security&gt;<text:line-break/> <text:s text:c="23"/>&lt;user-name&gt;sa&lt;/user-name&gt;<text:line-break/> <text:s text:c="23"/>&lt;password&gt;sa&lt;/password&gt;<text:line-break/> <text:s text:c="19"/>&lt;/security&gt;<text:line-break/> &lt;/datasource&gt;<text:line-break/>&lt;datasource jndi-name="java:jboss/datasources/MyschoolDS" pool-name="MyschoolDS" <text:tab/><text:tab/>enabled="true" use-ccm="true"&gt;<text:line-break/> <text:s text:c="19"/>&lt;connection-url&gt;jdbc:postgresql://localhost:5432/myschool&lt;/connection-url&gt;<text:line-break/><text:tab/><text:tab/><text:tab/><text:tab/><text:tab/>&lt;connection-property <text:tab/><text:tab/>name="databaseName"&gt;myschool&lt;/connection-property&gt;<text:line-break/> <text:s text:c="19"/>&lt;driver&gt;postgresql&lt;/driver&gt;<text:line-break/> <text:s text:c="19"/>&lt;security&gt;<text:line-break/> <text:s text:c="23"/>&lt;user-name&gt;postgres&lt;/user-name&gt;<text:line-break/> <text:s text:c="23"/>&lt;password&gt;Aba14mah&lt;/password&gt;<text:line-break/> <text:s text:c="19"/>&lt;/security&gt;<text:line-break/> <text:s text:c="19"/>&lt;validation&gt;<text:line-break/> <text:s text:c="23"/>&lt;valid-connection-checker class-name="org.jboss.jca.adapters.jdbc.extensions.postgres.PostgreSQLValidConnectionChecker"/&gt;<text:line-break/> <text:s text:c="23"/>&lt;background-validation&gt;true&lt;/background-validation&gt;<text:line-break/> <text:s text:c="23"/>&lt;exception-sorter class-name="org.jboss.jca.adapters.jdbc.extensions.postgres.PostgreSQLExceptionSorter"/&gt;<text:line-break/> <text:s text:c="19"/>&lt;/validation&gt;<text:line-break/> <text:s text:c="15"/>&lt;/datasource&gt;<text:line-break/> <text:s text:c="15"/>&lt;drivers&gt;<text:line-break/> <text:s text:c="19"/>&lt;driver name="postgresql" module="org.postgresql"&gt;<text:line-break/><text:tab/><text:tab/><text:tab/><text:tab/><text:tab/><text:tab/>&lt;driver-class&gt;org.postgresql.Driver&lt;/driver-class&gt;<text:line-break/><text:tab/><text:tab/><text:tab/><text:tab/><text:tab/><text:tab/>&lt;xa-datasource-class&gt;org.postgresql.xa.PGXADataSource&lt;/xa-datasource-class&gt;<text:line-break/><text:tab/><text:tab/><text:tab/><text:tab/><text:tab/><text:tab/>&lt;datasource-class&gt;org.postgresql.ds.PGSimpleDataSource&lt;/datasource-class&gt;<text:line-break/> <text:s text:c="19"/>&lt;/driver&gt;<text:line-break/> <text:s text:c="19"/>&lt;driver name="h2" module="com.h2database.h2"&gt;<text:line-break/><text:soft-page-break/> <text:s text:c="23"/>&lt;xa-datasource-class&gt;org.h2.jdbcx.JdbcDataSource&lt;/xa-datasource-class&gt;<text:line-break/> <text:s text:c="19"/>&lt;/driver&gt;<text:line-break/> <text:s text:c="15"/>&lt;/drivers&gt;<text:line-break/> <text:s text:c="11"/>&lt;/datasources&gt;<text:line-break/> <text:s text:c="7"/>&lt;/subsystem&gt;</text:p>
      <text:p text:style-name="P3"/>
      <text:p text:style-name="P4"><text:s/></text:p>
      <text:p text:style-name="P4"/>
      <text:p text:style-name="P1">Errors : <text:s/>wildfly not recognise my postgresql driver</text:p>
      <text:p text:style-name="P1"/>
      <text:p text:style-name="P1"><text:s/>WFLYCTL0013: Operation ("add") failed - address: ([</text:p>
      <text:p text:style-name="P1"><text:s text:c="4"/>("subsystem" =&gt; "datasources"),</text:p>
      <text:p text:style-name="P1"><text:s text:c="4"/>("jdbc-driver" =&gt; "postgresql")</text:p>
      <text:p text:style-name="P1">]) - failure description: "WFLYJCA0041: Failed to load module for driver [org.postgresql]"</text:p>
      <text:p text:style-name="P1"/>
      <text:p text:style-name="P1"/>
      <text:p text:style-name="P1">01102016</text:p>
      <text:p text:style-name="P1">insert into bytmasoft.byt_users (user_id, last_name, first_name) </text:p>
      <text:p text:style-name="P1"><text:tab/>values(1, 'Abakar', 'Mahamat'),</text:p>
      <text:p text:style-name="P1"><text:tab/>(2, 'Abakar', 'Mahi'),</text:p>
      <text:p text:style-name="P1"><text:tab/>(3, 'Abakar', 'Wafa');</text:p>
      <text:p text:style-name="P1"/>
      <text:p text:style-name="P1"><text:s/>Solution : </text:p>
      <text:p text:style-name="P1"/>
      <text:p text:style-name="P1"><text:span text:style-name="Emphasis">cd /srv/wildfly/bin</text:span><text:line-break/><text:span text:style-name="Emphasis"># jboss-cli.bat</text:span><text:line-break/><text:span text:style-name="Emphasis">[disconnect] connect</text:span></text:p>
      <text:p text:style-name="P1"><text:line-break/><text:span text:style-name="Emphasis">[yourhost:9990] module add –name=org.postgresl –resources=/deployment/postgresql-9.4.1207.jar –dependencies=javax.api,javax.transaction.api</text:span><text:line-break/><text:span text:style-name="Emphasis">[yourhost:9990] /subsystem=datasources/jdbc-driver=postgresl:add(driver-name=”postgresql”,driver-module-name=”org.postgresql”,driver-class-name=org.postgresql.Driver)</text:span><text:line-break/><text:span text:style-name="Emphasis">[yourhost:9990] \q</text:span> </text:p>
      <text:p text:style-name="P1"/>
      <text:p text:style-name="P1"/>
      <text:p text:style-name="P1">1- [standalone@localhost:9990 /] jboss-cli.sh <text:s/>module <text:s/>add --name=org.postresql --resources=/deployment/postgresql-9.4.1211.jre7.jar <text:s text:c="2"/>--dependencies=javax.api,javax.transaction.api</text:p>
      <text:p text:style-name="P1"/>
      <text:p text:style-name="P1">[standalone@localhost:9990 /]</text:p>
      <text:p text:style-name="P1"><text:tab/></text:p>
      <text:p text:style-name="P1">30.09.2016</text:p>
      <text:p text:style-name="P1">installation postresql in wildfly </text:p>
      <text:p text:style-name="P1">1- add </text:p>
      <text:p text:style-name="Standard"><text:span text:style-name="T4"><text:tab/></text:span><text:span text:style-name="T3">&lt;</text:span><text:span text:style-name="T6">dependency</text:span><text:span text:style-name="T3">&gt;</text:span></text:p>
      <text:p text:style-name="P7"><text:span text:style-name="T7"><text:s text:c="4"/><text:tab/></text:span><text:span text:style-name="T2">&lt;</text:span><text:span text:style-name="T5">groupId</text:span><text:span text:style-name="T2">&gt;</text:span><text:span text:style-name="T7">org.postgresql</text:span><text:span text:style-name="T2">&lt;/</text:span><text:span text:style-name="T5">groupId</text:span><text:span text:style-name="T2">&gt;</text:span></text:p>
      <text:p text:style-name="P7"><text:span text:style-name="T7"><text:s text:c="4"/><text:tab/></text:span><text:span text:style-name="T2">&lt;</text:span><text:span text:style-name="T5">artifactId</text:span><text:span text:style-name="T2">&gt;</text:span><text:span text:style-name="T8">postgresql</text:span><text:span text:style-name="T2">&lt;/</text:span><text:span text:style-name="T5">artifactId</text:span><text:span text:style-name="T2">&gt;</text:span></text:p>
      <text:p text:style-name="P7"><text:span text:style-name="T7"><text:s text:c="4"/><text:tab/></text:span><text:span text:style-name="T2">&lt;</text:span><text:span text:style-name="T5">version</text:span><text:span text:style-name="T2">&gt;</text:span><text:span text:style-name="T7">9.4.1211.jre7</text:span><text:span text:style-name="T2">&lt;/</text:span><text:span text:style-name="T5">version</text:span><text:span text:style-name="T2">&gt;</text:span></text:p>
      <text:p text:style-name="P8"><text:span text:style-name="T9"><text:s text:c="4"/></text:span><text:span text:style-name="T3">&lt;/</text:span><text:span text:style-name="T6">dependency</text:span><text:span text:style-name="T3">&gt;</text:span></text:p>
      <text:p text:style-name="P9">2- copy the jar file postresql to Wildfly/standalone/deployments and server restart.</text:p>
      <text:p text:style-name="P9"/>
      <text:p text:style-name="P9">3- datasources problem :-</text:p>
      <text:p text:style-name="P9"> Sat Oct 01 00:19:39 GMT+200 2016</text:p>
      <text:p text:style-name="P9"><text:soft-page-break/></text:p>
      <text:p text:style-name="P9"/>
      <text:p text:style-name="P9">how to do it?</text:p>
      <text:p text:style-name="P9"/>
      <text:p text:style-name="P9">https://gesker.wordpress.com/2016/02/09/adding-postgresql-9-5-datasources-to-wildfly-10/</text:p>
      <text:h text:style-name="P12" text:outline-level="3"><text:bookmark text:name="consise-message"/>Unknown error</text:h>
      <text:p text:style-name="P10"><text:bookmark text:name="detail-message"/>Unexpected HTTP response: 500</text:p>
      <text:p text:style-name="Preformatted_20_Text"/>
      <text:p text:style-name="P10">Request</text:p>
      <text:p text:style-name="P10">{</text:p>
      <text:p text:style-name="Preformatted_20_Text"><text:s text:c="4"/><text:span text:style-name="T10">"name" =&gt; "PostgresDS",</text:span></text:p>
      <text:p text:style-name="Preformatted_20_Text"><text:s text:c="4"/><text:span text:style-name="T10">"jta" =&gt; true,</text:span></text:p>
      <text:p text:style-name="Preformatted_20_Text"><text:s text:c="4"/><text:span text:style-name="T10">"enabled" =&gt; true,</text:span></text:p>
      <text:p text:style-name="Preformatted_20_Text"><text:s text:c="4"/><text:span text:style-name="T10">"user-name" =&gt; "postgres",</text:span></text:p>
      <text:p text:style-name="Preformatted_20_Text"><text:s text:c="4"/><text:span text:style-name="T10">"password" =&gt; "aba14mah",</text:span></text:p>
      <text:p text:style-name="Preformatted_20_Text"><text:s text:c="4"/><text:span text:style-name="T10">"jndi-name" =&gt; "java:jboss/datasources/PostgresDS",</text:span></text:p>
      <text:p text:style-name="Preformatted_20_Text"><text:s text:c="4"/><text:span text:style-name="T10">"use-ccm" =&gt; true,</text:span></text:p>
      <text:p text:style-name="Preformatted_20_Text"><text:s text:c="4"/><text:span text:style-name="T10">"valid-connection-checker-class-name" =&gt; "org.jboss.jca.adapters.jdbc.extensions.postgres.PostgreSQLValidConnectionChecker",</text:span></text:p>
      <text:p text:style-name="Preformatted_20_Text"><text:s text:c="4"/><text:span text:style-name="T10">"pool-name" =&gt; "PostgresDS_Pool",</text:span></text:p>
      <text:p text:style-name="Preformatted_20_Text"><text:s text:c="4"/><text:span text:style-name="T10">"connection-url" =&gt; "jdbc:postgresql://localhost:5432/postgres",</text:span></text:p>
      <text:p text:style-name="Preformatted_20_Text"><text:s text:c="4"/><text:span text:style-name="T10">"driver-class" =&gt; "org.postgresql.Driver",</text:span></text:p>
      <text:p text:style-name="Preformatted_20_Text"><text:s text:c="4"/><text:span text:style-name="T10">"driver-name" =&gt; "postgresql",</text:span></text:p>
      <text:p text:style-name="Preformatted_20_Text"><text:s text:c="4"/><text:span text:style-name="T10">"background-validation" =&gt; true,</text:span></text:p>
      <text:p text:style-name="Preformatted_20_Text"><text:s text:c="4"/><text:span text:style-name="T10">"exception-sorter-class-name" =&gt; "org.jboss.jca.adapters.jdbc.extensions.postgres.PostgreSQLExceptionSorter",</text:span></text:p>
      <text:p text:style-name="Preformatted_20_Text"><text:s text:c="4"/><text:span text:style-name="T10">"operation" =&gt; "add",</text:span></text:p>
      <text:p text:style-name="Preformatted_20_Text"><text:s text:c="4"/><text:span text:style-name="T10">"address" =&gt; [</text:span></text:p>
      <text:p text:style-name="Preformatted_20_Text"><text:s text:c="8"/><text:span text:style-name="T10">("subsystem" =&gt; "datasources"),</text:span></text:p>
      <text:p text:style-name="Preformatted_20_Text"><text:s text:c="8"/><text:span text:style-name="T10">("data-source" =&gt; "PostgresDS")</text:span></text:p>
      <text:p text:style-name="Preformatted_20_Text"><text:s text:c="4"/><text:span text:style-name="T10">]</text:span></text:p>
      <text:p text:style-name="P10">}</text:p>
      <text:p text:style-name="Preformatted_20_Text"/>
      <text:p text:style-name="P10">Response</text:p>
      <text:p text:style-name="Preformatted_20_Text"/>
      <text:p text:style-name="P10">Internal Server Error</text:p>
      <text:p text:style-name="P10">{</text:p>
      <text:p text:style-name="Preformatted_20_Text"><text:s text:c="4"/><text:span text:style-name="T10">"outcome" =&gt; "failed",</text:span></text:p>
      <text:p text:style-name="Preformatted_20_Text"><text:s text:c="4"/><text:span text:style-name="T10">"failure-description" =&gt; "WFLYCTL0158: Operation handler failed: org.jboss.msc.service.DuplicateServiceException: Service org.wildfly.data-source.PostgresDS is already registered",</text:span></text:p>
      <text:p text:style-name="Preformatted_20_Text"><text:s text:c="4"/><text:span text:style-name="T10">"rolled-back" =&gt; true,</text:span></text:p>
      <text:p text:style-name="Preformatted_20_Text"><text:s text:c="4"/><text:span text:style-name="T10">"response-headers" =&gt; {"process-state" =&gt; "reload-required"}</text:span></text:p>
      <text:p text:style-name="P11">}</text:p>
      <text:p text:style-name="P9"/>
      <text:p text:style-name="P9"/>
      <text:p text:style-name="P1"/>
      <text:p text:style-name="P1">28.09.2016</text:p>
      <text:p text:style-name="P1"/>
      <text:p text:style-name="P1">Database myschool created in postresql database server in localhost:5432</text:p>
      <text:p text:style-name="P1"/>
      <text:p text:style-name="P1">username : ABAKAM01</text:p>
      <text:p text:style-name="P1">password : aba14mah or Aba14mah</text:p>
      <text:p text:style-name="P1"><text:soft-page-break/></text:p>
      <text:p text:style-name="P1"/>
      <text:p text:style-name="P1">Wildfly : - </text:p>
      <text:p text:style-name="P1">username : abakar</text:p>
      <text:p text:style-name="P1">password : Aba14mah?</text:p>
      <text:p text:style-name="P1"/>
      <text:p text:style-name="P1">database myschool with following tables :-</text:p>
      <text:p text:style-name="P1"/>
      <text:p text:style-name="P1">byt_users </text:p>
      <text:p text:style-name="P1"/>
      <text:p text:style-name="P1">CREATE TABLE byt_user <text:s/>(</text:p>
      <text:p text:style-name="P1"><text:s text:c="4"/>user_id <text:s text:c="7"/>int,</text:p>
      <text:p text:style-name="P1"><text:s text:c="4"/>first_name <text:s text:c="5"/>varchar(50),</text:p>
      <text:p text:style-name="P1"><text:s text:c="4"/>last_name <text:s text:c="6"/>varchar(100),</text:p>
      <text:p text:style-name="P1"><text:s text:c="4"/>birthday<text:tab/> <text:s/>date,</text:p>
      <text:p text:style-name="P1"><text:s text:c="4"/>gender <text:s text:c="7"/>varchar(10),</text:p>
      <text:p text:style-name="P1"><text:s text:c="4"/>last_login <text:s text:c="3"/>date,</text:p>
      <text:p text:style-name="P1"><text:s text:c="4"/>number_of_login <text:s text:c="2"/>int,</text:p>
      <text:p text:style-name="P1"><text:s text:c="4"/>state<text:tab/>char(2),</text:p>
      <text:p text:style-name="P1"><text:s text:c="4"/>insdate<text:tab/>date,</text:p>
      <text:p text:style-name="P1"><text:s text:c="4"/>upddate<text:tab/>date,</text:p>
      <text:p text:style-name="P1"><text:s text:c="4"/>updprog<text:tab/>varchar(100),</text:p>
      <text:p text:style-name="P1"><text:s text:c="4"/>number_of_login_error int, </text:p>
      <text:p text:style-name="P1"><text:s text:c="4"/>salt<text:tab/>varchar(10),</text:p>
      <text:p text:style-name="P1"><text:s text:c="4"/>pwd<text:tab/><text:tab/>varchar(100),</text:p>
      <text:p text:style-name="P1"><text:s text:c="4"/>pwd_changed_date date, </text:p>
      <text:p text:style-name="P1"><text:s text:c="4"/>mask varchar(100) <text:s text:c="2"/></text:p>
      <text:p text:style-name="P1"><text:s text:c="4"/></text:p>
      <text:p text:style-name="P1">);</text:p>
      <text:p text:style-name="P1"/>
      <text:p text:style-name="P1"/>
      <text:p text:style-name="P1"/>
      <text:p text:style-name="P1">this is a school web application </text:p>
      <text:p text:style-name="P1">15.09.2016</text:p>
      <text:p text:style-name="P1"/>
      <text:p text:style-name="P1">Application must have many modules </text:p>
      <text:p text:style-name="P1"/>
      <text:list xml:id="list2440922699252980981" text:style-name="L1">
        <text:list-item>
          <text:p text:style-name="P14">User management module</text:p>
          <text:list>
            <text:list-item>
              <text:p text:style-name="P14">login management</text:p>
            </text:list-item>
            <text:list-item>
              <text:p text:style-name="P14">access management ( rights of groups)</text:p>
            </text:list-item>
            <text:list-item>
              <text:p text:style-name="P14"/>
            </text:list-item>
          </text:list>
        </text:list-item>
        <text:list-item>
          <text:p text:style-name="P14">Room management module</text:p>
          <text:list>
            <text:list-item>
              <text:p text:style-name="P14">witch room is free and witch is busy</text:p>
            </text:list-item>
            <text:list-item>
              <text:p text:style-name="P14">to witch room belong witch student and professor</text:p>
            </text:list-item>
          </text:list>
        </text:list-item>
        <text:list-item>
          <text:p text:style-name="P14">Employee management module</text:p>
          <text:list>
            <text:list-item>
              <text:p text:style-name="P14">witch employee is free and who is busy</text:p>
            </text:list-item>
            <text:list-item>
              <text:p text:style-name="P14">the time of Employee by the work</text:p>
            </text:list-item>
            <text:list-item>
              <text:p text:style-name="P14">vacation and Holidays</text:p>
            </text:list-item>
            <text:list-item>
              <text:p text:style-name="P14"/>
            </text:list-item>
          </text:list>
        </text:list-item>
        <text:list-item>
          <text:p text:style-name="P14">Report Student modules</text:p>
          <text:list>
            <text:list-item>
              <text:p text:style-name="P14">generate report about the <text:s/>Student (Note, Degree, Conditions, <text:s/>...)</text:p>
            </text:list-item>
          </text:list>
        </text:list-item>
        <text:list-item>
          <text:p text:style-name="P14">Report Professor module</text:p>
          <text:list>
            <text:list-item>
              <text:p text:style-name="P14"><text:soft-page-break/>generate a report about prof. (performance, note, likes …..)</text:p>
            </text:list-item>
          </text:list>
        </text:list-item>
        <text:list-item>
          <text:p text:style-name="P14">Report Employee module </text:p>
        </text:list-item>
        <text:list-item>
          <text:p text:style-name="P14">Services Module </text:p>
          <text:list>
            <text:list-item>
              <text:p text:style-name="P14">use for Database access </text:p>
            </text:list-item>
            <text:list-item>
              <text:p text:style-name="P14">have all Services for the other modules</text:p>
            </text:list-item>
          </text:list>
        </text:list-item>
        <text:list-item>
          <text:p text:style-name="P14"/>
        </text:list-item>
      </text:list>
      <text:p text:style-name="P1"/>
      <text:p text:style-name="P1"/>
      <text:p text:style-name="P1">++++++++++++++++++++++++++++</text:p>
      <text:p text:style-name="P1"/>
      <text:p text:style-name="P1"/>
      <text:p text:style-name="P1">Database modelling :-</text:p>
      <text:p text:style-name="P1"/>
      <text:h text:style-name="P6" text:outline-level="1">Configuring Users, Groups, and Roles or Rights</text:h>
      <text:p text:style-name="P1"><text:s/><text:span text:style-name="T1">When you use the school <text:s/>administrator <text:s/>tool <text:s/>to configure users, groups, and roles or rights, users from different schools, departments or divisions can collaborate to create, delete, read and update user + documents and many subjects.</text:span></text:p>
      <text:h text:style-name="P5" text:outline-level="2">Admin tool Model Manager Users, Groups, and Roles or Rights</text:h>
      <text:p text:style-name="P1"><text:span text:style-name="T1">The following users, groups, and roles or rights are created as part of the admin tool <text:s/>Model Manager installation process:</text:span> </text:p>
      <text:p text:style-name="P1">User &lt;-----&gt; Group</text:p>
      <text:p text:style-name="P1">id<text:tab/>user_id_fk<text:tab/>group_id_fk</text:p>
      <text:p text:style-name="P1">1<text:tab/>1<text:tab/><text:tab/>administrator</text:p>
      <text:p text:style-name="P1">2<text:tab/>1<text:tab/><text:tab/>G1</text:p>
      <text:p text:style-name="P1">3<text:tab/>2<text:tab/><text:tab/>G3</text:p>
      <text:p text:style-name="P1">4<text:tab/>3<text:tab/><text:tab/>G1</text:p>
      <text:p text:style-name="P1">5<text:tab/>4<text:tab/><text:tab/>G2</text:p>
      <text:p text:style-name="P1"/>
      <text:p text:style-name="P1">Users</text:p>
      <text:p text:style-name="P1"/>
      <text:p text:style-name="P1">id<text:tab/>name<text:tab/><text:tab/>firstname<text:tab/><text:tab/><text:tab/></text:p>
      <text:p text:style-name="P1">1<text:tab/>Abakar<text:tab/><text:tab/>Mahmat</text:p>
      <text:p text:style-name="P1">2<text:tab/>Adam<text:tab/><text:tab/>Deges</text:p>
      <text:p text:style-name="P1">3<text:tab/>Yacoub<text:tab/>Irega</text:p>
      <text:p text:style-name="P1">4<text:tab/>Sarah<text:tab/><text:tab/>Kangoum</text:p>
      <text:p text:style-name="P1"/>
      <text:p text:style-name="P1">Groups : -</text:p>
      <text:p text:style-name="P1">id<text:tab/>name<text:tab/><text:tab/></text:p>
      <text:p text:style-name="P1">1<text:tab/>administrator<text:tab/><text:tab/></text:p>
      <text:p text:style-name="P1">2<text:tab/>student<text:tab/><text:tab/></text:p>
      <text:p text:style-name="P1">3<text:tab/>teacher<text:tab/></text:p>
      <text:p text:style-name="P1"><text:tab/></text:p>
      <text:p text:style-name="P1">Roles or Right : -</text:p>
      <text:p text:style-name="P1">id<text:tab/>name<text:tab/><text:tab/><text:tab/>description</text:p>
      <text:p text:style-name="P1">1<text:tab/>administrator<text:tab/><text:tab/>access to all school web application CRUD</text:p>
      <text:p text:style-name="P1">2<text:tab/>gust<text:tab/><text:tab/><text:tab/>read only part of school web application R-</text:p>
      <text:p text:style-name="P1">3<text:tab/>student<text:tab/><text:tab/><text:tab/>read his note, lessons and print it R+</text:p>
      <text:p text:style-name="P1">4<text:tab/>teacher<text:tab/><text:tab/><text:tab/>read, create and update all CRU</text:p>
      <text:p text:style-name="P1"/>
      <text:p text:style-name="P1"/>
      <text:p text:style-name="P1"><text:soft-page-break/>User</text:p>
      <text:p text:style-name="P1">Right</text:p>
      <text:p text:style-name="P1"><text:s/></text:p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><text:s/></text:p>
      <text:p text:style-name="P1"><text:s/></text:p>
      <text:p text:style-name="P1"/>
      <text:p text:style-name="P1"/>
      <text:p text:style-name="P1"><text:s/>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1"><text:s/></text:p>
      <text:p text:style-name="P1"/>
      <text:p text:style-name="P1"/>
      <text:p text:style-name="P1"><text:s/></text:p>
      <text:p text:style-name="P1"/>
      <text:p text:style-name="P1"/>
      <text:p text:style-name="P1">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'Arial Unicode MS', geneva, 'Lucida Grande', sans-serif"/>
    <style:font-face style:name="tahoma" svg:font-family="tahoma, verdana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hamat Abakar</meta:initial-creator>
    <meta:creation-date>2016-08-27T02:17:24.70</meta:creation-date>
    <dc:date>2017-12-22T09:49:51.13</dc:date>
    <dc:creator>Mahamat Abakar</dc:creator>
    <meta:editing-duration>P5DT6H39M44S</meta:editing-duration>
    <meta:editing-cycles>33</meta:editing-cycles>
    <meta:generator>OpenOffice/4.1.3$Win32 OpenOffice.org_project/413m1$Build-9783</meta:generator>
    <meta:document-statistic meta:table-count="0" meta:image-count="0" meta:object-count="0" meta:page-count="6" meta:paragraph-count="161" meta:word-count="680" meta:character-count="7531"/>
  </office:meta>
</office:document-meta>
</file>